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Times New Roman1" svg:font-family="'Times New Roman'" style:font-family-generic="roman"/>
    <style:font-face style:name="times new roman" svg:font-family="'times new roman'"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PGothic" svg:font-family="'MS PGothic'"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style:line-height-at-least="0in"/>
      <style:text-properties style:font-name="Arial" fo:font-size="9pt" style:font-name-asian="Arial" style:font-size-asian="9pt" style:font-name-complex="Arial"/>
    </style:style>
    <style:style style:name="P2" style:family="paragraph" style:parent-style-name="Standard">
      <style:paragraph-properties fo:line-height="0.1945in"/>
      <style:text-properties style:font-name="Times New Roman" fo:font-size="12pt" style:font-name-asian="Times New Roman" style:font-size-asian="12pt" style:font-name-complex="Times New Roman"/>
    </style:style>
    <style:style style:name="P3" style:family="paragraph" style:parent-style-name="Standard">
      <style:paragraph-properties fo:line-height="0.0008in"/>
      <style:text-properties style:font-name="Times New Roman" fo:font-size="12pt" style:font-name-asian="Times New Roman" style:font-size-asian="12pt" style:font-name-complex="Times New Roman"/>
    </style:style>
    <style:style style:name="P4" style:family="paragraph" style:parent-style-name="Standard">
      <style:paragraph-properties fo:line-height="0.0543in"/>
      <style:text-properties style:font-name="Times New Roman" fo:font-size="12pt" style:font-name-asian="Times New Roman" style:font-size-asian="12pt" style:font-name-complex="Times New Roman"/>
    </style:style>
    <style:style style:name="P5" style:family="paragraph" style:parent-style-name="Standard">
      <style:paragraph-properties fo:line-height="0.0075in"/>
      <style:text-properties style:font-name="Times New Roman" fo:font-size="12pt" style:font-name-asian="Times New Roman" style:font-size-asian="12pt" style:font-name-complex="Times New Roman"/>
    </style:style>
    <style:style style:name="P6" style:family="paragraph" style:parent-style-name="Standard">
      <style:paragraph-properties style:line-height-at-least="0in"/>
      <style:text-properties style:font-name="Times New Roman" fo:font-size="11pt" style:font-name-asian="Times New Roman" style:font-size-asian="11pt" style:font-name-complex="Times New Roman"/>
    </style:style>
    <style:style style:name="P7" style:family="paragraph" style:parent-style-name="Standard">
      <style:paragraph-properties style:line-height-at-least="0in"/>
      <style:text-properties style:text-position="super 58%" style:font-name="Times New Roman1" fo:font-size="10pt" style:font-name-asian="MS PGothic" style:font-size-asian="10pt" style:font-name-complex="MS PGothic" style:font-size-complex="10pt"/>
    </style:style>
    <style:style style:name="P8" style:family="paragraph" style:parent-style-name="Standard">
      <style:paragraph-properties style:line-height-at-least="0in"/>
      <style:text-properties style:text-position="super 58%" style:font-name="Times New Roman1" fo:font-size="10pt" officeooo:paragraph-rsid="00564ee6" style:font-name-asian="MS PGothic" style:font-size-asian="10pt" style:font-name-complex="MS PGothic" style:font-size-complex="10pt"/>
    </style:style>
    <style:style style:name="P9" style:family="paragraph" style:parent-style-name="Standard">
      <style:paragraph-properties fo:line-height="0.0008in"/>
      <style:text-properties style:font-name="Times New Roman1" fo:font-size="12pt" style:font-name-asian="Times New Roman" style:font-size-asian="12pt" style:font-name-complex="Times New Roman"/>
    </style:style>
    <style:style style:name="P10" style:family="paragraph" style:parent-style-name="Standard">
      <style:paragraph-properties fo:line-height="0.0083in"/>
      <style:text-properties style:font-name="Times New Roman1" fo:font-size="10pt" fo:font-style="italic" fo:font-weight="bold" style:font-name-asian="Times New Roman" style:font-size-asian="10pt" style:font-style-asian="italic" style:font-weight-asian="bold" style:font-name-complex="Times New Roman" style:font-size-complex="10pt"/>
    </style:style>
    <style:style style:name="P11" style:family="paragraph" style:parent-style-name="Standard">
      <style:paragraph-properties fo:line-height="0.0075in"/>
      <style:text-properties style:font-name="Times New Roman1" fo:font-size="10pt" style:font-name-asian="Times New Roman" style:font-size-asian="10pt" style:font-name-complex="Times New Roman" style:font-size-complex="10pt"/>
    </style:style>
    <style:style style:name="P12" style:family="paragraph" style:parent-style-name="Standard">
      <style:paragraph-properties fo:line-height="0.0083in"/>
      <style:text-properties style:font-name="Times New Roman1" fo:font-size="10pt" officeooo:paragraph-rsid="00564ee6" style:font-name-asian="Times New Roman" style:font-size-asian="10pt" style:font-name-complex="Times New Roman" style:font-size-complex="10pt"/>
    </style:style>
    <style:style style:name="P13" style:family="paragraph" style:parent-style-name="Standard">
      <style:paragraph-properties style:line-height-at-least="0in"/>
      <style:text-properties officeooo:paragraph-rsid="005fe2f7"/>
    </style:style>
    <style:style style:name="P14" style:family="paragraph" style:parent-style-name="Standard">
      <style:paragraph-properties fo:line-height="0.152in" fo:break-before="column"/>
      <style:text-properties style:font-name="Times New Roman" fo:font-size="12pt" style:font-name-asian="Times New Roman" style:font-size-asian="12pt" style:font-name-complex="Times New Roman"/>
    </style:style>
    <style:style style:name="P15" style:family="paragraph" style:parent-style-name="Standard">
      <style:paragraph-properties fo:margin-left="0.2083in" fo:margin-right="0in" style:line-height-at-least="0in" fo:text-indent="0in" style:auto-text-indent="false"/>
    </style:style>
    <style:style style:name="P16" style:family="paragraph" style:parent-style-name="Standard">
      <style:paragraph-properties fo:margin-left="0.2083in" fo:margin-right="0in" style:line-height-at-least="0in" fo:text-indent="0in" style:auto-text-indent="false">
        <style:tab-stops>
          <style:tab-stop style:position="5.9862in"/>
        </style:tab-stops>
      </style:paragraph-properties>
    </style:style>
    <style:style style:name="P17" style:family="paragraph" style:parent-style-name="Standard">
      <style:paragraph-properties fo:margin-left="0.2083in" fo:margin-right="0in" style:line-height-at-least="0in" fo:text-indent="0in" style:auto-text-indent="false"/>
      <style:text-properties officeooo:paragraph-rsid="007cb828"/>
    </style:style>
    <style:style style:name="P18" style:family="paragraph" style:parent-style-name="Standard">
      <style:paragraph-properties fo:margin-left="0.2083in" fo:margin-right="0in" style:line-height-at-least="0in" fo:text-indent="0in" style:auto-text-indent="false"/>
      <style:text-properties style:font-name="Times New Roman" style:font-name-asian="Times New Roman" style:font-name-complex="Times New Roman"/>
    </style:style>
    <style:style style:name="P19" style:family="paragraph" style:parent-style-name="Standard">
      <style:paragraph-properties fo:margin-left="0.2083in" fo:margin-right="0in" style:line-height-at-least="0in" fo:text-indent="0in" style:auto-text-indent="false"/>
      <style:text-properties style:font-name="Times New Roman" fo:font-style="italic" fo:font-weight="bold" style:font-name-asian="Times New Roman" style:font-style-asian="italic" style:font-weight-asian="bold" style:font-name-complex="Times New Roman"/>
    </style:style>
    <style:style style:name="P20" style:family="paragraph" style:parent-style-name="Standard">
      <style:paragraph-properties fo:margin-left="0.2083in" fo:margin-right="0in" fo:line-height="98%" fo:text-indent="0in" style:auto-text-indent="false">
        <style:tab-stops>
          <style:tab-stop style:position="0.4583in"/>
        </style:tab-stops>
      </style:paragraph-properties>
      <style:text-properties officeooo:paragraph-rsid="005c2b62"/>
    </style:style>
    <style:style style:name="P21" style:family="paragraph" style:parent-style-name="Standard">
      <style:paragraph-properties fo:margin-left="0.2083in" fo:margin-right="0in" fo:line-height="98%" fo:text-indent="0in" style:auto-text-indent="false"/>
      <style:text-properties officeooo:paragraph-rsid="0080ddca"/>
    </style:style>
    <style:style style:name="P22" style:family="paragraph" style:parent-style-name="Standard">
      <style:paragraph-properties fo:margin-left="0.2083in" fo:margin-right="0in" style:line-height-at-least="0in" fo:text-indent="0in" style:auto-text-indent="false">
        <style:tab-stops>
          <style:tab-stop style:position="5.9028in"/>
        </style:tab-stops>
      </style:paragraph-properties>
      <style:text-properties style:font-name="Times New Roman1" fo:font-size="10pt" style:font-size-asian="10pt" style:font-size-complex="10pt"/>
    </style:style>
    <style:style style:name="P23" style:family="paragraph" style:parent-style-name="Standard">
      <style:paragraph-properties fo:margin-left="0.2083in" fo:margin-right="0in" style:line-height-at-least="0in" fo:text-indent="0in" style:auto-text-indent="false">
        <style:tab-stops>
          <style:tab-stop style:position="5.5417in"/>
        </style:tab-stops>
      </style:paragraph-properties>
      <style:text-properties style:font-name="Times New Roman1" fo:font-size="10pt" style:font-size-asian="10pt" style:font-size-complex="10pt"/>
    </style:style>
    <style:style style:name="P24" style:family="paragraph" style:parent-style-name="Standard">
      <style:paragraph-properties fo:margin-left="0.2083in" fo:margin-right="0in" style:line-height-at-least="0in" fo:text-indent="0in" style:auto-text-indent="false">
        <style:tab-stops>
          <style:tab-stop style:position="5.5417in"/>
        </style:tab-stops>
      </style:paragraph-properties>
      <style:text-properties style:font-name="Times New Roman1" fo:font-size="10pt" officeooo:paragraph-rsid="00564ee6" style:font-size-asian="10pt" style:font-size-complex="10pt"/>
    </style:style>
    <style:style style:name="P25" style:family="paragraph" style:parent-style-name="Standard">
      <style:paragraph-properties fo:margin-left="0.2083in" fo:margin-right="0in" style:line-height-at-least="0in" fo:text-indent="0in" style:auto-text-indent="false">
        <style:tab-stops>
          <style:tab-stop style:position="5.5417in"/>
        </style:tab-stops>
      </style:paragraph-properties>
      <style:text-properties style:font-name="Times New Roman1" fo:font-size="10pt" officeooo:paragraph-rsid="005ba517" style:font-size-asian="10pt" style:font-size-complex="10pt"/>
    </style:style>
    <style:style style:name="P26" style:family="paragraph" style:parent-style-name="Standard">
      <style:paragraph-properties fo:margin-left="0.2083in" fo:margin-right="0in" style:line-height-at-least="0in" fo:text-indent="0in" style:auto-text-indent="false"/>
      <style:text-properties style:font-name="Times New Roman1" fo:font-size="10pt" fo:font-style="italic" fo:font-weight="bold" style:font-name-asian="Times New Roman" style:font-size-asian="10pt" style:font-style-asian="italic" style:font-weight-asian="bold" style:font-name-complex="Times New Roman" style:font-size-complex="10pt"/>
    </style:style>
    <style:style style:name="P27" style:family="paragraph" style:parent-style-name="Standard">
      <style:paragraph-properties fo:margin-left="0.2083in" fo:margin-right="0in" fo:line-height="98%" fo:text-indent="0in" style:auto-text-indent="false"/>
      <style:text-properties style:font-name="Times New Roman1" fo:font-size="10pt" fo:font-style="italic" fo:font-weight="bold" style:font-name-asian="Times New Roman" style:font-size-asian="10pt" style:font-style-asian="italic" style:font-weight-asian="bold" style:font-name-complex="Times New Roman" style:font-size-complex="10pt"/>
    </style:style>
    <style:style style:name="P28" style:family="paragraph" style:parent-style-name="Standard">
      <style:paragraph-properties fo:margin-left="0.2083in" fo:margin-right="0in" fo:line-height="98%" fo:text-indent="0in" style:auto-text-indent="false"/>
      <style:text-properties style:font-name="Times New Roman1" fo:font-size="10pt" fo:font-style="italic" fo:font-weight="bold" officeooo:paragraph-rsid="00564ee6" style:font-name-asian="Times New Roman" style:font-size-asian="10pt" style:font-style-asian="italic" style:font-weight-asian="bold" style:font-name-complex="Times New Roman" style:font-size-complex="10pt"/>
    </style:style>
    <style:style style:name="P29" style:family="paragraph" style:parent-style-name="Standard" style:master-page-name="Standard">
      <style:paragraph-properties style:line-height-at-least="0in" style:page-number="auto"/>
      <style:text-properties style:font-name="Arial" fo:font-size="19pt" style:font-name-asian="Arial" style:font-size-asian="19pt" style:font-name-complex="Arial"/>
    </style:style>
    <style:style style:name="P30" style:family="paragraph" style:parent-style-name="Standard" style:list-style-name="L1">
      <style:paragraph-properties style:line-height-at-least="0in"/>
      <style:text-properties style:font-name="Times New Roman1" officeooo:paragraph-rsid="005fe2f7"/>
    </style:style>
    <style:style style:name="P31" style:family="paragraph" style:parent-style-name="Standard" style:list-style-name="L1">
      <style:paragraph-properties fo:line-height="91%"/>
      <style:text-properties style:font-name="Times New Roman1" fo:font-size="10pt" officeooo:paragraph-rsid="0063eebf" style:font-name-asian="Times New Roman" style:font-size-asian="10pt" style:font-name-complex="Times New Roman" style:font-size-complex="10pt"/>
    </style:style>
    <style:style style:name="P32" style:family="paragraph" style:parent-style-name="Standard">
      <style:paragraph-properties fo:line-height="0.0083in"/>
      <style:text-properties style:font-name="Times New Roman1" fo:font-size="10pt" officeooo:paragraph-rsid="009640bb" style:font-name-asian="Times New Roman" style:font-size-asian="10pt" style:font-name-complex="Times New Roman" style:font-size-complex="10pt"/>
    </style:style>
    <style:style style:name="P33" style:family="paragraph" style:parent-style-name="Standard">
      <style:paragraph-properties style:line-height-at-least="0in"/>
      <style:text-properties style:font-name="Times New Roman1" fo:font-size="11pt" style:font-name-asian="Times New Roman" style:font-size-asian="11pt" style:font-name-complex="Times New Roman"/>
    </style:style>
    <style:style style:name="P34" style:family="paragraph" style:parent-style-name="Standard" style:list-style-name="L1">
      <style:paragraph-properties style:line-height-at-least="0in"/>
      <style:text-properties officeooo:paragraph-rsid="005fe2f7"/>
    </style:style>
    <style:style style:name="P35" style:family="paragraph" style:parent-style-name="Standard" style:list-style-name="L1">
      <style:paragraph-properties fo:line-height="0.0134in"/>
      <style:text-properties style:text-position="super 58%" style:font-name="Times New Roman1" fo:font-size="10pt" style:font-name-asian="MS PGothic" style:font-size-asian="10pt" style:font-name-complex="MS PGothic" style:font-size-complex="10pt"/>
    </style:style>
    <style:style style:name="P36" style:family="paragraph" style:parent-style-name="Standard">
      <style:paragraph-properties style:line-height-at-least="0in"/>
      <style:text-properties style:text-position="super 58%" style:font-name="Times New Roman1" fo:font-size="10pt" officeooo:paragraph-rsid="009640bb" style:font-name-asian="MS PGothic" style:font-size-asian="10pt" style:font-name-complex="MS PGothic" style:font-size-complex="10pt"/>
    </style:style>
    <style:style style:name="P37" style:family="paragraph" style:parent-style-name="Standard" style:list-style-name="WW8Num1">
      <style:paragraph-properties fo:margin-left="0.4445in" fo:margin-right="0.0417in" style:line-height-at-least="0in" fo:text-indent="-0.2516in" style:auto-text-indent="false">
        <style:tab-stops>
          <style:tab-stop style:position="0.4445in"/>
        </style:tab-stops>
      </style:paragraph-properties>
      <style:text-properties style:font-name="Times New Roman1" fo:font-size="10pt" style:font-name-asian="Times New Roman" style:font-size-asian="10pt" style:font-name-complex="Times New Roman" style:font-size-complex="10pt"/>
    </style:style>
    <style:style style:name="P38" style:family="paragraph" style:parent-style-name="Standard" style:list-style-name="WW8Num1">
      <style:paragraph-properties fo:margin-left="0.7083in" fo:margin-right="0in" style:line-height-at-least="0in" fo:text-indent="-0.2535in" style:auto-text-indent="false">
        <style:tab-stops>
          <style:tab-stop style:position="0.7083in"/>
        </style:tab-stops>
      </style:paragraph-properties>
      <style:text-properties style:font-name="Times New Roman1" fo:font-size="10pt" style:font-name-asian="Times New Roman" style:font-size-asian="10pt" style:font-name-complex="Times New Roman" style:font-size-complex="10pt"/>
    </style:style>
    <style:style style:name="P39" style:family="paragraph" style:parent-style-name="Standard" style:list-style-name="WW8Num1">
      <style:paragraph-properties fo:margin-left="0.4583in" fo:margin-right="0.0138in" style:line-height-at-least="0in" fo:text-indent="-0.2543in" style:auto-text-indent="false">
        <style:tab-stops>
          <style:tab-stop style:position="0.4583in"/>
        </style:tab-stops>
      </style:paragraph-properties>
      <style:text-properties style:font-name="Times New Roman1" fo:font-size="10pt" style:font-name-asian="Times New Roman" style:font-size-asian="10pt" style:font-name-complex="Times New Roman" style:font-size-complex="10pt"/>
    </style:style>
    <style:style style:name="P40" style:family="paragraph" style:parent-style-name="Standard" style:list-style-name="WW8Num2">
      <style:paragraph-properties fo:margin-left="0.4583in" fo:margin-right="0in" style:line-height-at-least="0in" fo:text-indent="-0.2543in" style:auto-text-indent="false">
        <style:tab-stops>
          <style:tab-stop style:position="0.4583in"/>
        </style:tab-stops>
      </style:paragraph-properties>
      <style:text-properties style:font-name="Times New Roman1" fo:font-size="10pt" officeooo:rsid="0075b4dc" officeooo:paragraph-rsid="0075b4dc" style:font-name-asian="Times New Roman" style:font-size-asian="10pt" style:font-name-complex="Times New Roman" style:font-size-complex="10pt"/>
    </style:style>
    <style:style style:name="P41" style:family="paragraph" style:parent-style-name="Standard" style:list-style-name="WW8Num2">
      <style:paragraph-properties fo:margin-left="0.4583in" fo:margin-right="0in" style:line-height-at-least="0in" fo:text-indent="-0.2543in" style:auto-text-indent="false">
        <style:tab-stops>
          <style:tab-stop style:position="0.4583in"/>
        </style:tab-stops>
      </style:paragraph-properties>
      <style:text-properties style:font-name="Times New Roman1" fo:font-size="10pt" officeooo:rsid="0075b4dc" officeooo:paragraph-rsid="009640bb" style:font-name-asian="Times New Roman" style:font-size-asian="10pt" style:font-name-complex="Times New Roman" style:font-size-complex="10pt"/>
    </style:style>
    <style:style style:name="P42" style:family="paragraph" style:parent-style-name="Standard" style:list-style-name="WW8Num2">
      <style:paragraph-properties fo:margin-left="0.4583in" fo:margin-right="0in" style:line-height-at-least="0in" fo:text-indent="-0.2543in" style:auto-text-indent="false">
        <style:tab-stops>
          <style:tab-stop style:position="0.4583in"/>
        </style:tab-stops>
      </style:paragraph-properties>
      <style:text-properties style:font-name="Times New Roman1" fo:font-size="10pt" style:font-size-asian="10pt" style:font-size-complex="10pt"/>
    </style:style>
    <style:style style:name="P43" style:family="paragraph" style:parent-style-name="Standard" style:list-style-name="WW8Num2">
      <style:paragraph-properties fo:margin-left="0.4583in" fo:margin-right="0in" style:line-height-at-least="0in" fo:text-indent="-0.2543in" style:auto-text-indent="false">
        <style:tab-stops>
          <style:tab-stop style:position="0.4583in"/>
        </style:tab-stops>
      </style:paragraph-properties>
    </style:style>
    <style:style style:name="P44" style:family="paragraph" style:parent-style-name="Standard" style:list-style-name="WW8Num2">
      <style:paragraph-properties fo:margin-left="0.2083in" fo:margin-right="0in" fo:line-height="98%" fo:text-indent="0in" style:auto-text-indent="false">
        <style:tab-stops>
          <style:tab-stop style:position="0.4583in"/>
        </style:tab-stops>
      </style:paragraph-properties>
      <style:text-properties style:font-name="Times New Roman1" fo:font-size="10pt" officeooo:rsid="000e4fb5" officeooo:paragraph-rsid="005c2b62" style:font-name-asian="Times New Roman" style:font-size-asian="10pt" style:font-name-complex="Times New Roman" style:font-size-complex="10pt"/>
    </style:style>
    <style:style style:name="P45" style:family="paragraph" style:parent-style-name="Standard">
      <style:paragraph-properties fo:margin-left="0.2083in" fo:margin-right="0in" style:line-height-at-least="0in" fo:text-indent="0in" style:auto-text-indent="false">
        <style:tab-stops>
          <style:tab-stop style:position="5.5417in"/>
        </style:tab-stops>
      </style:paragraph-properties>
      <style:text-properties style:font-name="Times New Roman1" fo:font-size="10pt" officeooo:paragraph-rsid="009640bb" style:font-size-asian="10pt" style:font-size-complex="10pt"/>
    </style:style>
    <style:style style:name="P46" style:family="paragraph" style:parent-style-name="Standard">
      <style:paragraph-properties fo:margin-left="0.2083in" fo:margin-right="0in" fo:line-height="98%" fo:text-indent="0in" style:auto-text-indent="false"/>
      <style:text-properties style:font-name="Times New Roman1" fo:font-size="10pt" fo:font-style="italic" fo:font-weight="bold" officeooo:paragraph-rsid="009640bb" style:font-name-asian="Times New Roman" style:font-size-asian="10pt" style:font-style-asian="italic" style:font-weight-asian="bold" style:font-name-complex="Times New Roman" style:font-size-complex="10pt"/>
    </style:style>
    <style:style style:name="P47" style:family="paragraph" style:parent-style-name="Standard" style:list-style-name="WW8Num2">
      <style:paragraph-properties fo:margin-left="0.4583in" fo:margin-right="0.3055in" style:line-height-at-least="0in" fo:text-indent="-0.2543in" style:auto-text-indent="false">
        <style:tab-stops>
          <style:tab-stop style:position="0.4583in"/>
        </style:tab-stops>
      </style:paragraph-properties>
      <style:text-properties style:font-name="Times New Roman1" fo:font-size="10pt" style:font-name-asian="Times New Roman" style:font-size-asian="10pt" style:font-name-complex="Times New Roman" style:font-size-complex="10pt"/>
    </style:style>
    <style:style style:name="P48" style:family="paragraph" style:parent-style-name="Standard" style:list-style-name="WW8Num2">
      <style:paragraph-properties fo:margin-left="0.4583in" fo:margin-right="0.3752in" style:line-height-at-least="0in" fo:text-indent="-0.2543in" style:auto-text-indent="false">
        <style:tab-stops>
          <style:tab-stop style:position="0.4583in"/>
        </style:tab-stops>
      </style:paragraph-properties>
      <style:text-properties style:font-name="Times New Roman1" fo:font-size="10pt" style:font-size-asian="10pt" style:font-size-complex="10pt"/>
    </style:style>
    <style:style style:name="T1" style:family="text">
      <style:text-properties style:font-name="Times New Roman" style:font-name-asian="Times New Roman" style:font-name-complex="Times New Roman"/>
    </style:style>
    <style:style style:name="T2" style:family="text">
      <style:text-properties style:font-name="Times New Roman" officeooo:rsid="001fcf2d" style:font-name-asian="Times New Roman" style:font-name-complex="Times New Roman"/>
    </style:style>
    <style:style style:name="T3" style:family="text">
      <style:text-properties style:font-name="Times New Roman" officeooo:rsid="0022385f" style:font-name-asian="Times New Roman" style:font-name-complex="Times New Roman"/>
    </style:style>
    <style:style style:name="T4" style:family="text">
      <style:text-properties style:font-name="Times New Roman" officeooo:rsid="0027ca80" style:font-name-asian="Times New Roman" style:font-name-complex="Times New Roman"/>
    </style:style>
    <style:style style:name="T5" style:family="text">
      <style:text-properties style:font-name="Times New Roman" officeooo:rsid="002e4c41" style:font-name-asian="Times New Roman" style:font-name-complex="Times New Roman"/>
    </style:style>
    <style:style style:name="T6" style:family="text">
      <style:text-properties style:font-name="Times New Roman" officeooo:rsid="002f9141" style:font-name-asian="Times New Roman" style:font-name-complex="Times New Roman"/>
    </style:style>
    <style:style style:name="T7" style:family="text">
      <style:text-properties style:font-name="Times New Roman" officeooo:rsid="0030c33d" style:font-name-asian="Times New Roman" style:font-name-complex="Times New Roman"/>
    </style:style>
    <style:style style:name="T8" style:family="text">
      <style:text-properties style:font-name="Times New Roman" officeooo:rsid="0033a82c" style:font-name-asian="Times New Roman" style:font-name-complex="Times New Roman"/>
    </style:style>
    <style:style style:name="T9" style:family="text">
      <style:text-properties style:font-name="Times New Roman" officeooo:rsid="0033d870" style:font-name-asian="Times New Roman" style:font-name-complex="Times New Roman"/>
    </style:style>
    <style:style style:name="T10" style:family="text">
      <style:text-properties style:font-name="Times New Roman" officeooo:rsid="007f244a" style:font-name-asian="Times New Roman" style:font-name-complex="Times New Roman"/>
    </style:style>
    <style:style style:name="T11" style:family="text">
      <style:text-properties style:font-name="Times New Roman" officeooo:rsid="007f4ba5" style:font-name-asian="Times New Roman" style:font-name-complex="Times New Roman"/>
    </style:style>
    <style:style style:name="T12" style:family="text">
      <style:text-properties style:font-name="Times New Roman" officeooo:rsid="00944845" style:font-name-asian="Times New Roman" style:font-name-complex="Times New Roman"/>
    </style:style>
    <style:style style:name="T13" style:family="text">
      <style:text-properties style:font-name="Times New Roman" officeooo:rsid="009995e3" style:font-name-asian="Times New Roman" style:font-name-complex="Times New Roman"/>
    </style:style>
    <style:style style:name="T14" style:family="text">
      <style:text-properties style:font-name="Times New Roman" fo:font-weight="bold" style:font-name-asian="Times New Roman" style:font-weight-asian="bold" style:font-name-complex="Times New Roman"/>
    </style:style>
    <style:style style:name="T15" style:family="text">
      <style:text-properties style:font-name="Times New Roman" fo:font-weight="bold" officeooo:rsid="006e0924" style:font-name-asian="Times New Roman" style:font-weight-asian="bold" style:font-name-complex="Times New Roman"/>
    </style:style>
    <style:style style:name="T16" style:family="text">
      <style:text-properties style:font-name="Times New Roman" fo:font-weight="bold" officeooo:rsid="006fcc72" style:font-name-asian="Times New Roman" style:font-weight-asian="bold" style:font-name-complex="Times New Roman"/>
    </style:style>
    <style:style style:name="T17" style:family="text">
      <style:text-properties style:font-name="Times New Roman" fo:font-size="11pt" style:font-name-asian="Times New Roman" style:font-size-asian="11pt" style:font-name-complex="Times New Roman"/>
    </style:style>
    <style:style style:name="T18" style:family="text">
      <style:text-properties style:font-name="Times New Roman" fo:font-size="11pt" officeooo:rsid="005d6736" style:font-name-asian="Times New Roman" style:font-size-asian="11pt" style:font-name-complex="Times New Roman"/>
    </style:style>
    <style:style style:name="T19" style:family="text">
      <style:text-properties style:font-name-asian="Times New Roman" style:font-name-complex="Times New Roman"/>
    </style:style>
    <style:style style:name="T20" style:family="text">
      <style:text-properties officeooo:rsid="0048788c" style:font-name-asian="Times New Roman" style:font-name-complex="Times New Roman"/>
    </style:style>
    <style:style style:name="T21" style:family="text">
      <style:text-properties fo:font-weight="bold" style:font-name-asian="Times New Roman" style:font-weight-asian="bold" style:font-name-complex="Times New Roman"/>
    </style:style>
    <style:style style:name="T22" style:family="text">
      <style:text-properties fo:font-weight="bold" officeooo:rsid="000a5097" style:font-name-asian="Times New Roman" style:font-weight-asian="bold" style:font-name-complex="Times New Roman" style:font-weight-complex="bold"/>
    </style:style>
    <style:style style:name="T23" style:family="text">
      <style:text-properties fo:font-weight="bold" officeooo:rsid="000fb89b" style:font-name-asian="Times New Roman" style:font-weight-asian="bold" style:font-name-complex="Times New Roman" style:font-weight-complex="bold"/>
    </style:style>
    <style:style style:name="T24" style:family="text">
      <style:text-properties fo:font-weight="bold" officeooo:rsid="009099fc" style:font-name-asian="Times New Roman" style:font-weight-asian="bold" style:font-name-complex="Times New Roman" style:font-weight-complex="bold"/>
    </style:style>
    <style:style style:name="T25" style:family="text">
      <style:text-properties fo:font-weight="bold" officeooo:rsid="000fb89b" style:font-name-asian="Times New Roman" style:font-weight-asian="bold" style:font-name-complex="Times New Roman"/>
    </style:style>
    <style:style style:name="T26" style:family="text">
      <style:text-properties fo:font-weight="bold" officeooo:rsid="0034c8df" style:font-name-asian="Times New Roman" style:font-weight-asian="bold" style:font-name-complex="Times New Roman"/>
    </style:style>
    <style:style style:name="T27" style:family="text">
      <style:text-properties fo:font-weight="bold" officeooo:rsid="004cedfd" style:font-name-asian="Times New Roman" style:font-weight-asian="bold" style:font-name-complex="Times New Roman"/>
    </style:style>
    <style:style style:name="T28" style:family="text">
      <style:text-properties fo:font-weight="bold" officeooo:rsid="00519d75" style:font-name-asian="Times New Roman" style:font-weight-asian="bold" style:font-name-complex="Times New Roman"/>
    </style:style>
    <style:style style:name="T29" style:family="text">
      <style:text-properties fo:font-weight="bold" officeooo:rsid="0054b7fb" style:font-name-asian="Times New Roman" style:font-weight-asian="bold" style:font-name-complex="Times New Roman"/>
    </style:style>
    <style:style style:name="T30" style:family="text">
      <style:text-properties fo:font-weight="bold" officeooo:rsid="009640bb" style:font-name-asian="Times New Roman" style:font-weight-asian="bold" style:font-name-complex="Times New Roman"/>
    </style:style>
    <style:style style:name="T31" style:family="text">
      <style:text-properties fo:font-weight="bold" style:font-weight-asian="bold" style:font-weight-complex="bold"/>
    </style:style>
    <style:style style:name="T32" style:family="text">
      <style:text-properties fo:color="#0000ff" style:font-name="Times New Roman" fo:font-size="9pt" style:text-underline-style="solid" style:text-underline-width="auto" style:text-underline-color="font-color" officeooo:rsid="0090f772" style:font-name-asian="Times New Roman" style:font-size-asian="9pt" style:font-name-complex="Times New Roman"/>
    </style:style>
    <style:style style:name="T33" style:family="text">
      <style:text-properties style:font-name="Times New Roman1" fo:font-size="10pt" style:font-name-asian="Times New Roman" style:font-size-asian="10pt" style:font-name-complex="Times New Roman" style:font-size-complex="10pt"/>
    </style:style>
    <style:style style:name="T34" style:family="text">
      <style:text-properties style:font-name="Times New Roman1" fo:font-size="10pt" officeooo:rsid="00661c07" style:font-name-asian="Times New Roman" style:font-size-asian="10pt" style:font-name-complex="Times New Roman" style:font-size-complex="10pt"/>
    </style:style>
    <style:style style:name="T35" style:family="text">
      <style:text-properties style:font-name="Times New Roman1" fo:font-size="10pt" officeooo:rsid="0049cebd" style:font-name-asian="Times New Roman" style:font-size-asian="10pt" style:font-name-complex="Times New Roman" style:font-size-complex="10pt"/>
    </style:style>
    <style:style style:name="T36" style:family="text">
      <style:text-properties style:font-name="Times New Roman1" fo:font-size="10pt" officeooo:rsid="005f58db" style:font-name-asian="Times New Roman" style:font-size-asian="10pt" style:font-name-complex="Times New Roman" style:font-size-complex="10pt"/>
    </style:style>
    <style:style style:name="T37" style:family="text">
      <style:text-properties style:font-name="Times New Roman1" fo:font-size="10pt" officeooo:rsid="002ab80d" style:font-name-asian="Times New Roman" style:font-size-asian="10pt" style:font-name-complex="Times New Roman" style:font-size-complex="10pt"/>
    </style:style>
    <style:style style:name="T38" style:family="text">
      <style:text-properties style:font-name="Times New Roman1" fo:font-size="10pt" fo:font-weight="bold" style:font-name-asian="Times New Roman" style:font-size-asian="10pt" style:font-weight-asian="bold" style:font-name-complex="Times New Roman" style:font-size-complex="10pt"/>
    </style:style>
    <style:style style:name="T39" style:family="text">
      <style:text-properties style:font-name="Times New Roman1" fo:font-size="10pt" fo:font-style="italic" fo:font-weight="bold" style:font-name-asian="Times New Roman" style:font-size-asian="10pt" style:font-style-asian="italic" style:font-weight-asian="bold" style:font-name-complex="Times New Roman" style:font-size-complex="10pt"/>
    </style:style>
    <style:style style:name="T40" style:family="text">
      <style:text-properties style:font-name="Times New Roman1" fo:font-size="10pt" fo:font-style="italic" fo:font-weight="bold" officeooo:rsid="000c40ba" style:font-name-asian="Times New Roman" style:font-size-asian="10pt" style:font-style-asian="italic" style:font-weight-asian="bold" style:font-name-complex="Times New Roman" style:font-size-complex="10pt"/>
    </style:style>
    <style:style style:name="T41" style:family="text">
      <style:text-properties style:font-name="Times New Roman1" fo:font-size="10pt" fo:font-style="italic" fo:font-weight="bold" officeooo:rsid="000b273f" style:font-name-asian="Times New Roman" style:font-size-asian="10pt" style:font-style-asian="italic" style:font-weight-asian="bold" style:font-name-complex="Times New Roman" style:font-size-complex="10pt"/>
    </style:style>
    <style:style style:name="T42" style:family="text">
      <style:text-properties fo:font-variant="normal" fo:text-transform="none" style:font-name="Times New Roman1" fo:font-size="10pt" fo:letter-spacing="normal" fo:font-style="normal" fo:font-weight="bold" style:font-name-asian="Times New Roman" style:font-size-asian="10pt" style:font-name-complex="Times New Roman" style:font-size-complex="10pt"/>
    </style:style>
    <style:style style:name="T43" style:family="text">
      <style:text-properties fo:font-variant="normal" fo:text-transform="none" style:font-name="Times New Roman1" fo:font-size="10pt" fo:letter-spacing="normal" fo:font-style="normal" fo:font-weight="normal" style:font-name-asian="Times New Roman" style:font-size-asian="10pt" style:font-weight-asian="normal" style:font-name-complex="Times New Roman" style:font-size-complex="10pt" style:font-weight-complex="normal"/>
    </style:style>
    <style:style style:name="T44" style:family="text">
      <style:text-properties fo:font-variant="normal" fo:text-transform="none" style:font-name="Times New Roman1" fo:font-size="10pt" fo:letter-spacing="normal" fo:font-style="normal" fo:font-weight="normal" officeooo:rsid="0086bf80" style:font-name-asian="Times New Roman" style:font-size-asian="10pt" style:font-weight-asian="normal" style:font-name-complex="Times New Roman" style:font-size-complex="10pt" style:font-weight-complex="normal"/>
    </style:style>
    <style:style style:name="T45" style:family="text">
      <style:text-properties fo:font-variant="normal" fo:text-transform="none" style:font-name="Times New Roman1" fo:font-size="10pt" fo:letter-spacing="normal" fo:font-style="normal" fo:font-weight="normal" officeooo:rsid="0087a690" style:font-name-asian="Times New Roman" style:font-size-asian="10pt" style:font-weight-asian="normal" style:font-name-complex="Times New Roman" style:font-size-complex="10pt" style:font-weight-complex="normal"/>
    </style:style>
    <style:style style:name="T46" style:family="text">
      <style:text-properties fo:font-variant="normal" fo:text-transform="none" style:text-position="0% 100%" style:font-name="Times New Roman1" fo:font-size="10pt" fo:letter-spacing="normal" fo:font-style="normal" fo:font-weight="bold" officeooo:rsid="00062e4e" style:font-name-asian="Times New Roman" style:font-size-asian="10pt" style:font-weight-asian="bold" style:font-name-complex="Times New Roman" style:font-size-complex="10pt"/>
    </style:style>
    <style:style style:name="T47" style:family="text">
      <style:text-properties fo:font-variant="normal" fo:text-transform="none" style:text-position="0% 100%" style:font-name="Times New Roman1" fo:font-size="10pt" fo:letter-spacing="normal" fo:font-style="normal" fo:font-weight="normal" officeooo:rsid="00062e4e" style:font-name-asian="Times New Roman" style:font-size-asian="10pt" style:font-name-complex="Times New Roman" style:font-size-complex="10pt"/>
    </style:style>
    <style:style style:name="T48" style:family="text">
      <style:text-properties fo:font-variant="normal" fo:text-transform="none" fo:color="#24292e" style:font-name="times new roman" fo:font-size="9pt" fo:letter-spacing="normal" fo:font-style="normal" officeooo:rsid="004ebc8b" style:font-weight-complex="bold"/>
    </style:style>
    <style:style style:name="T49" style:family="text">
      <style:text-properties fo:font-weight="normal" style:font-name-asian="Times New Roman" style:font-weight-asian="normal" style:font-name-complex="Times New Roman" style:font-weight-complex="normal"/>
    </style:style>
    <style:style style:name="T50" style:family="text">
      <style:text-properties officeooo:rsid="00251725"/>
    </style:style>
    <style:style style:name="T51" style:family="text">
      <style:text-properties officeooo:rsid="004afc09"/>
    </style:style>
    <style:style style:name="T52" style:family="text">
      <style:text-properties officeooo:rsid="004ebc8b"/>
    </style:style>
    <style:style style:name="T53" style:family="text">
      <style:text-properties fo:font-style="italic" style:font-style-asian="italic" style:font-style-complex="italic"/>
    </style:style>
    <style:style style:name="T54" style:family="text">
      <style:text-properties officeooo:rsid="007625ad"/>
    </style:style>
    <style:style style:name="T55" style:family="text">
      <style:text-properties officeooo:rsid="007827c6"/>
    </style:style>
    <style:style style:name="T56" style:family="text">
      <style:text-properties officeooo:rsid="00895ac4"/>
    </style:style>
    <style:style style:name="T57" style:family="text">
      <style:text-properties officeooo:rsid="0089f0bb"/>
    </style:style>
    <style:style style:name="T58" style:family="text">
      <style:text-properties officeooo:rsid="00944618"/>
    </style:style>
    <style:style style:name="T59" style:family="text">
      <style:text-properties officeooo:rsid="009640bb"/>
    </style:style>
    <style:style style:name="T60" style:family="text">
      <style:text-properties officeooo:rsid="00981c0d"/>
    </style:style>
    <style:style style:name="Sect1" style:family="section">
      <style:section-properties style:writing-mode="lr-tb" style:editable="false">
        <style:columns fo:column-count="2">
          <style:column style:rel-width="4540*" fo:start-indent="0in" fo:end-indent="0.25in"/>
          <style:column style:rel-width="6100*" fo:start-indent="0.25in" fo:end-indent="0in"/>
        </style:columns>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29"><text:bookmark text:name="page1"/>DAVID SOLODUKHIN</text:p>
        <text:p text:style-name="P2"/>
        <text:p text:style-name="P6">EDUCATION</text:p>
        <text:p text:style-name="P14"/>
        <text:p text:style-name="P1"><text:s/>U.S. CITIZEN | 914-564-8872 | DAVID.SOLODUKHIN@GATECH.EDU</text:p>
      </text:section>
      <text:section text:style-name="Sect2" text:name="Section2">
        <text:p text:style-name="P3"/>
        <text:p text:style-name="P16"><text:span text:style-name="T14">Georgia Institute of Technology - Atlanta, GA</text:span><text:span text:style-name="T1"><text:tab/> <text:s text:c="2"/></text:span><text:span text:style-name="T14">Graduating Dec 2019</text:span></text:p>
        <text:p text:style-name="P19">Candidate for B.S. in Computer Science</text:p>
        <text:p text:style-name="P18">GPA: 3.96/4.0</text:p>
        <text:p text:style-name="P15"><text:span text:style-name="T14">Courses: </text:span><text:span text:style-name="T1">Information Security Lab, </text:span><text:span text:style-name="T6">Distr</text:span><text:span text:style-name="T7">i</text:span><text:span text:style-name="T6">buted </text:span><text:span text:style-name="T1">Systems, Advanced O.S. Development, </text:span><text:span text:style-name="T8">Database System</text:span><text:span text:style-name="T9">s</text:span><text:span text:style-name="T8"> Design, </text:span><text:span text:style-name="T2">Net</text:span><text:span text:style-name="T3">working</text:span></text:p>
        <text:p text:style-name="P15"><text:span text:style-name="T14">Orgs</text:span><text:span text:style-name="T1">: Grey Hat Security CTF team: web exploit engineer, </text:span><text:span text:style-name="T5">Collegiate Cyber Defense Competition Team, </text:span><text:span text:style-name="T1">Linux Users Group; Phi Kappa</text:span><text:span text:style-name="T14"> </text:span><text:span text:style-name="T1">Theta (ΓΤ) Fraternity–</text:span><text:span text:style-name="T14"> </text:span><text:span text:style-name="T1">I.T. Chair</text:span></text:p>
        <text:p text:style-name="P33">EXPERIENCE</text:p>
        <text:p text:style-name="P45"><text:span text:style-name="T30">VMware</text:span><text:span text:style-name="T21"> – </text:span><text:span text:style-name="T30">Palo Alto, CA</text:span><text:span text:style-name="T19"><text:tab/><text:tab/> <text:s text:c="4"/></text:span><text:span text:style-name="T30">May</text:span><text:span text:style-name="T21"> 201</text:span><text:span text:style-name="T29">9</text:span><text:span text:style-name="T21"> – </text:span><text:span text:style-name="T26"><text:s/></text:span><text:span text:style-name="T28">Present</text:span></text:p>
        <text:p text:style-name="P46"><text:span text:style-name="T59">Software Engineer Intern</text:span>– <text:span text:style-name="T59">VM Platform</text:span></text:p>
        <text:p text:style-name="P32"/>
        <text:p text:style-name="P36"/>
        <text:list xml:id="list2981088737" text:style-name="WW8Num2">
          <text:list-item>
            <text:p text:style-name="P41">Designing system portable features to integrate container orchestration running in the guest O.S. with ESXi and workstation hypervisor layers as well as vSphere clients. (C, C++, Python)</text:p>
          </text:list-item>
        </text:list>
        <text:p text:style-name="P9"/>
        <text:p text:style-name="P22"><text:span text:style-name="T21">Prudential Financial – </text:span><text:span text:style-name="T19">Newark, NJ<text:tab/></text:span><text:span text:style-name="T21">May 2018 – August 2018</text:span></text:p>
        <text:p text:style-name="P26">Software Engineer Intern, Enterprise Services &amp; Systems</text:p>
        <text:p text:style-name="P11"/>
        <text:list xml:id="list2615713059" text:style-name="WW8Num1">
          <text:list-item>
            <text:p text:style-name="P37"><text:span text:style-name="T60">Added several features to</text:span> <text:span text:style-name="T60">an internal</text:span> <text:span text:style-name="T60">m</text:span>etadata <text:span text:style-name="T60">m</text:span>anagement <text:span text:style-name="T60">s</text:span>ystem, enabling lower query latency, a wider array of query protocols as well as reorganization into <text:span text:style-name="T50">m</text:span>icroservices.</text:p>
          </text:list-item>
        </text:list>
        <text:p text:style-name="P7"/>
        <text:list xml:id="list134350798537793" text:continue-numbering="true" text:style-name="WW8Num1">
          <text:list-item>
            <text:list>
              <text:list-item>
                <text:list>
                  <text:list-item>
                    <text:p text:style-name="P38">Added frontend features using ReactJS (previously JSP) and rewrote Struts2 MVC functionality in Spring MVC(Web).</text:p>
                  </text:list-item>
                </text:list>
              </text:list-item>
              <text:list-item>
                <text:p text:style-name="P39">Reduced daily build time of MMS system by several hours with multi-module Maven build scripts that automate building of Oracle ADF applications.</text:p>
              </text:list-item>
            </text:list>
          </text:list-item>
        </text:list>
        <text:p text:style-name="P24"><text:span text:style-name="T27">Georgia Tech Database Research Group</text:span><text:span text:style-name="T21"> - </text:span><text:span text:style-name="T19">Georgia Tech<text:tab/><text:tab/> <text:s text:c="5"/></text:span><text:span text:style-name="T28">Feb</text:span><text:span text:style-name="T21"> 201</text:span><text:span text:style-name="T29">9</text:span><text:span text:style-name="T21"> – </text:span><text:span text:style-name="T26"><text:s/></text:span><text:span text:style-name="T28">Present</text:span></text:p>
        <text:p text:style-name="P28">Undergraduate Research<text:span text:style-name="T52">er</text:span>– Dr. <text:span text:style-name="T52">Joy Arulraj – </text:span><text:span text:style-name="T48">Accelerating Data Analytics using Logical Zone Maps</text:span></text:p>
        <text:p text:style-name="P12"/>
        <text:p text:style-name="P8"/>
        <text:list xml:id="list134351581657379" text:continue-list="list2981088737" text:style-name="WW8Num2">
          <text:list-item>
            <text:p text:style-name="P40">Aided in designing new logical indexing structure<text:span text:style-name="T58">s</text:span> used for caching <text:span text:style-name="T55">statistical </text:span>aggregates for subsets of data. <text:span text:style-name="T58">Implemented mock dbms components</text:span> <text:span text:style-name="T54">such as a mixture model engine which would evaluate new indexing techniques as well as support approximate query processing. <text:s/>(C++)</text:span></text:p>
          </text:list-item>
        </text:list>
        <text:p text:style-name="P25"><text:span text:style-name="T22">College of Computing - </text:span><text:span text:style-name="T49">Georgia Tech</text:span><text:span text:style-name="T19"><text:tab/> <text:s text:c="12"/></text:span><text:span text:style-name="T23">January 201</text:span><text:span text:style-name="T24">9</text:span><text:span text:style-name="T21"> – </text:span><text:span text:style-name="T25">Present</text:span></text:p>
        <text:p text:style-name="P20"><text:span text:style-name="T39">Undergraduate </text:span><text:span text:style-name="T41">Teaching</text:span><text:span text:style-name="T39"> Assistant – </text:span><text:span text:style-name="T40">Design and Analysis of Operating Systems</text:span></text:p>
        <text:list xml:id="list134351965054801" text:continue-numbering="true" text:style-name="WW8Num2">
          <text:list-item>
            <text:p text:style-name="P44">Responsibilities consist of <text:span text:style-name="T57">grading, </text:span>hosting office hours to help students understand key operating systems <text:span text:style-name="T56">concepts and learn </text:span>kernel programming. </text:p>
          </text:list-item>
        </text:list>
        <text:p text:style-name="P23"><text:span text:style-name="T21">Institute for Information Security and Privacy - </text:span><text:span text:style-name="T19">Georgia Tech<text:tab/> <text:s text:c="2"/></text:span><text:span text:style-name="T21">October 2017 – </text:span><text:span text:style-name="T26">October 2018</text:span></text:p>
        <text:p text:style-name="P27">Undergraduate Research<text:span text:style-name="T52">er</text:span> – Dr. Taesoo Kim – <text:span text:style-name="T51">Fuzzification: Anti-Fuzzing Techniques</text:span></text:p>
        <text:p text:style-name="P10"/>
        <text:list xml:id="list134352144240586" text:continue-numbering="true" text:style-name="WW8Num2">
          <text:list-item>
            <text:p text:style-name="P47">Designed and evaluated new anti-fuzzing techniques to slow down modern fuzzers and protect software from malicious fuzzing.</text:p>
          </text:list-item>
          <text:list-item>
            <text:p text:style-name="P42"><text:span text:style-name="T19">Wrote LLVM passes in </text:span><text:span text:style-name="T21">C++</text:span><text:span text:style-name="T19"> to implement anti-fuzzing techniques in existing Linux executables.</text:span></text:p>
          </text:list-item>
        </text:list>
        <text:p text:style-name="P7"/>
        <text:list xml:id="list134352105071957" text:continue-numbering="true" text:style-name="WW8Num2">
          <text:list-item>
            <text:p text:style-name="P48"><text:span text:style-name="T19">Automated </text:span><text:span text:style-name="T20">source-code </text:span><text:span text:style-name="T19">instrumentation, unit testing of anti-fuzzing methods as well as analysis and plotting of fuzzing statistics with </text:span><text:span text:style-name="T21">Python</text:span><text:span text:style-name="T19">.</text:span></text:p>
          </text:list-item>
        </text:list>
        <text:p text:style-name="P7"/>
        <text:list xml:id="list134350075680031" text:continue-numbering="true" text:style-name="WW8Num2">
          <text:list-item>
            <text:p text:style-name="P43"><text:span text:style-name="T33">Revised and edited final paper which was </text:span><text:span text:style-name="T34">accepted in</text:span><text:span text:style-name="T33"> USENIX</text:span><text:span text:style-name="T35">(201</text:span><text:span text:style-name="T36">9</text:span><text:span text:style-name="T35">)</text:span><text:span text:style-name="T33"> and Black Hat </text:span><text:span text:style-name="T37">(pending)</text:span><text:span text:style-name="T33">.</text:span></text:p>
          </text:list-item>
        </text:list>
        <text:p text:style-name="P13"><text:span text:style-name="T17">PROJECTS, CVES, </text:span><text:span text:style-name="T18">PAPERS</text:span><text:span text:style-name="T17">– </text:span><text:a xlink:type="simple" xlink:href="http://github.davidthats.me/" text:style-name="Internet_20_link" text:visited-style-name="Visited_20_Internet_20_Link"><text:span text:style-name="T32">GITHUB.DAVIDTHATS.ME</text:span></text:a></text:p>
        <text:list xml:id="list668725011" text:style-name="L1">
          <text:list-item>
            <text:p text:style-name="P30">Jinho Jung, Hong Hu, <text:span text:style-name="T31">David Solodukhin</text:span>, Daniel Pagan, Kyu Hyung Lee, and Taesoo Kim. <text:span text:style-name="T31">Fuzzification: Anti-Fuzzing Techniques </text:span>(to appear). <text:span text:style-name="T53">In Proceedings of the 28th USENIX Security Symposium (Security 2019)</text:span>, Santa Clara, CA, August 2019.</text:p>
          </text:list-item>
          <text:list-item>
            <text:p text:style-name="P34"><text:span text:style-name="T38">Linux Kernel Modules </text:span><text:span text:style-name="T33">(kernel v4.15.18): Developed a module which starts a UDP server process within the kernel for</text:span><text:span text:style-name="T38"> </text:span><text:span text:style-name="T33">transmitting O.S. filesystem, process stats. Implemented a kernel module for network traffic artificial throttling and packet proxy. Modules were written in C.</text:span></text:p>
          </text:list-item>
          <text:list-item>
            <text:p text:style-name="P34"><text:span text:style-name="T46">Linux Kernel Hypervisor(KVM) Scheduler</text:span><text:span text:style-name="T47">: KVM management app that load balances up to 24 virtual machines on a</text:span><text:span text:style-name="T46"> </text:span><text:span text:style-name="T47">multi core processor based on virtual CPU &amp; memory load, leading to </text:span><text:span text:style-name="T46">~%5</text:span><text:span text:style-name="T47"> more throughput compared to native KVM (C,C++)</text:span></text:p>
          </text:list-item>
          <text:list-item>
            <text:p text:style-name="P34"><text:span text:style-name="T38">(K)ASLR and PIE for xv6</text:span><text:span text:style-name="T33">: Implemented user-space ASLR and simple kernel ASLR for the xv6 operating system. Also</text:span><text:span text:style-name="T38"> </text:span><text:span text:style-name="T33">added custom PIE support for xv6 binaries.</text:span></text:p>
          </text:list-item>
          <text:list-item>
            <text:p text:style-name="P34"><text:span text:style-name="T42">Map-Reduce GRPC Implementation: </text:span><text:span text:style-name="T43">Map-Reduce architecture using GRPC for </text:span><text:span text:style-name="T44">distributed </text:span><text:span text:style-name="T43">rpc communication. Architecture includes separate worker and master applications written in C++</text:span><text:span text:style-name="T44"> with load balancing, fault tolerance and </text:span><text:span text:style-name="T45">efficient sharding</text:span><text:span text:style-name="T44">.</text:span></text:p>
          </text:list-item>
          <text:list-item>
            <text:p text:style-name="P34"><text:span text:style-name="T38">Wolfram Alpha Bug: </text:span><text:span text:style-name="T33">Found SSRF vulnerability in Wolfram Alpha’s api giving access to premium features for free.</text:span></text:p>
          </text:list-item>
          <text:list-item>
            <text:p text:style-name="P35"/>
          </text:list-item>
          <text:list-item>
            <text:p text:style-name="P31">Contacted WA team and exploit was patched.</text:p>
          </text:list-item>
        </text:list>
        <text:p text:style-name="P4"/>
        <text:p text:style-name="P6">SKILLS</text:p>
        <text:p text:style-name="P3"/>
        <text:p text:style-name="P17"><text:span text:style-name="T14">Languages: </text:span><text:span text:style-name="T1">C++, </text:span><text:span text:style-name="T4">C,</text:span><text:span text:style-name="T1"> Java, Javascript, Python, (PL)SQL, Perl, PHP, x86/64 ISA (GAS, FASM)</text:span></text:p>
        <text:p text:style-name="P5"/>
        <text:p text:style-name="P21"><text:span text:style-name="T16">Systems, </text:span><text:span text:style-name="T14">Technologie</text:span><text:span text:style-name="T15">s/</text:span><text:span text:style-name="T14">Tools: </text:span><text:span text:style-name="T10">LLVM, OpenMP, MPI, Docker, </text:span><text:span text:style-name="T12">Kubernetes, </text:span><text:span text:style-name="T10">KVM/QEMU, libvirt, C/Make, </text:span><text:span text:style-name="T12">Scons, Maven</text:span><text:span text:style-name="T10">, </text:span><text:span text:style-name="T12">Gradle,</text:span><text:span text:style-name="T10"> </text:span><text:span text:style-name="T11">Android SDK/NDK, Google Test, Jenkins/Travis CI, Reverse Engineering, Linux Kernel, fuzzing, AWS:LightSail/EC2, IDA/Ghidra, Struts2, Nodejs, Flutter, </text:span><text:span text:style-name="T1">JSP, </text:span><text:span text:style-name="T12">Virtualization</text:span><text:span text:style-name="T13">(tba)</text:span><text:span text:style-name="T12">.</text:span></text:p>
        <text:p text:style-name="P15"><text:span text:style-name="T14">Foreign Language: </text:span><text:span text:style-name="T1">Russian; Native Fluency</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Times New Roman1" svg:font-family="'Times New Roman'" style:font-family-generic="roman"/>
    <style:font-face style:name="times new roman" svg:font-family="'times new roman'"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PGothic" svg:font-family="'MS PGothic'"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libri" fo:font-family="Calibri" style:font-family-generic="swiss" style:font-pitch="variable" fo:font-size="10pt" style:font-name-asian="Calibri" style:font-family-asian="Calibri" style:font-family-generic-asian="swiss" style:font-pitch-asian="variable" style:font-size-asian="10pt" style:font-name-complex="Arial" style:font-family-complex="Arial" style:font-family-generic-complex="swiss"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WW8Num1z0" style:family="text">
      <style:text-properties style:text-position="super 58%"/>
    </style:style>
    <style:style style:name="WW8Num1z1" style:family="text">
      <style:text-properties style:text-position="super 58%"/>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text-position="super 58%" style:font-name="Times New Roman" fo:font-family="'Times New Roman'" style:font-family-generic="roman" style:font-pitch="variable" fo:font-size="8.5pt" style:font-name-asian="Times New Roman" style:font-family-asian="'Times New Roman'" style:font-family-generic-asian="roman" style:font-pitch-asian="variable" style:font-size-asian="8.5pt" style:font-name-complex="Times New Roman" style:font-family-complex="'Times New Roman'" style:font-family-generic-complex="roman"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text-position="super 58%" style:font-name="Times New Roman" fo:font-family="'Times New Roman'"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text-position="super 58%" style:font-name="Times New Roman" fo:font-family="'Times New Roman'" style:font-family-generic="roman" style:font-pitch="variable"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1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2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2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2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2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2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2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2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2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3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3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3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3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3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3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3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3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4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4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4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4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4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4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4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4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3709in" fo:margin-left="0.5555in" fo:margin-right="0.555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6-08T13:43:49.949354213</dc:date>
    <meta:editing-duration>PT3H27M59S</meta:editing-duration>
    <meta:editing-cycles>131</meta:editing-cycles>
    <meta:generator>LibreOffice/6.2.4.2.0$Linux_X86_64 LibreOffice_project/20$Build-2</meta:generator>
    <meta:document-statistic meta:table-count="0" meta:image-count="0" meta:object-count="0" meta:page-count="1" meta:paragraph-count="42" meta:word-count="626" meta:character-count="4435" meta:non-whitespace-character-count="3820"/>
  </office:meta>
</office:document-meta>
</file>